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Video-format" style:family="table">
      <style:table-properties style:width="17cm" table:align="margins"/>
    </style:style>
    <style:style style:name="Video-format.A" style:family="table-column">
      <style:table-column-properties style:column-width="4.616cm" style:rel-column-width="17794*"/>
    </style:style>
    <style:style style:name="Video-format.B" style:family="table-column">
      <style:table-column-properties style:column-width="1.588cm" style:rel-column-width="6119*"/>
    </style:style>
    <style:style style:name="Video-format.C" style:family="table-column">
      <style:table-column-properties style:column-width="1.469cm" style:rel-column-width="5664*"/>
    </style:style>
    <style:style style:name="Video-format.D" style:family="table-column">
      <style:table-column-properties style:column-width="1.91cm" style:rel-column-width="7364*"/>
    </style:style>
    <style:style style:name="Video-format.E" style:family="table-column">
      <style:table-column-properties style:column-width="2.588cm" style:rel-column-width="9975*"/>
    </style:style>
    <style:style style:name="Video-format.F" style:family="table-column">
      <style:table-column-properties style:column-width="2.205cm" style:rel-column-width="8499*"/>
    </style:style>
    <style:style style:name="Video-format.G" style:family="table-column">
      <style:table-column-properties style:column-width="2.625cm" style:rel-column-width="10120*"/>
    </style:style>
    <style:style style:name="Video-format.A1" style:family="table-cell">
      <style:table-cell-properties fo:padding="0.097cm" fo:border-left="0.002cm solid #000000" fo:border-right="none" fo:border-top="0.002cm solid #000000" fo:border-bottom="0.002cm solid #000000"/>
    </style:style>
    <style:style style:name="Video-format.G1" style:family="table-cell">
      <style:table-cell-properties fo:padding="0.097cm" fo:border="0.002cm solid #000000"/>
    </style:style>
    <style:style style:name="Video-format.A2" style:family="table-cell">
      <style:table-cell-properties fo:padding="0.097cm" fo:border-left="0.002cm solid #000000" fo:border-right="none" fo:border-top="none" fo:border-bottom="0.002cm solid #000000"/>
    </style:style>
    <style:style style:name="Video-format.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4pt" style:font-name-asian="DejaVu Sans" style:font-size-asian="14pt" style:font-name-complex="DejaVu Sans" style:font-size-complex="14pt"/>
    </style:style>
    <style:style style:name="P12" style:family="paragraph" style:parent-style-name="Table_20_Contents">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5">
      <style:paragraph-properties>
        <style:tab-stops>
          <style:tab-stop style:position="15.004cm" style:type="right" style:leader-style="dotted" style:leader-text="."/>
        </style:tab-stops>
      </style:paragraph-properties>
    </style:style>
    <style:style style:name="P22" style:family="paragraph" style:parent-style-name="Contents_20_6">
      <style:paragraph-properties>
        <style:tab-stops>
          <style:tab-stop style:position="14.504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text-properties fo:font-weight="normal" style:font-weight-asian="normal" style:font-weight-complex="normal"/>
    </style:style>
    <style:style style:name="P25" style:family="paragraph" style:parent-style-name="Standard" style:list-style-name="L1">
      <style:text-properties fo:font-weight="normal" style:font-weight-asian="normal" style:font-weight-complex="normal"/>
    </style:style>
    <style:style style:name="P26" style:family="paragraph" style:parent-style-name="Standard" style:list-style-name="L2">
      <style:text-properties fo:font-weight="normal" style:font-weight-asian="normal" style:font-weight-complex="normal"/>
    </style:style>
    <style:style style:name="P27" style:family="paragraph" style:parent-style-name="Standard" style:list-style-name="L5">
      <style:text-properties fo:font-weight="normal" style:font-weight-asian="normal" style:font-weight-complex="normal"/>
    </style:style>
    <style:style style:name="P28" style:family="paragraph" style:parent-style-name="Standard" style:list-style-name="L6"/>
    <style:style style:name="P29" style:family="paragraph" style:parent-style-name="Heading_20_1">
      <style:paragraph-properties fo:break-before="page"/>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3">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
      <text:p text:style-name="P10">Long Term Digital Preservation Format for Video Options Paper</text:p>
      <text:p text:style-name="P6"/>
      <text:p text:style-name="P7">Christopher Smart</text:p>
      <text:p text:style-name="P7">January 20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Purpose<text:tab/>4</text:p>
          <text:p text:style-name="P17">Scope<text:tab/>4</text:p>
          <text:p text:style-name="P17">Definitions<text:tab/>4</text:p>
          <text:p text:style-name="P18">Video stream (images)<text:tab/>4</text:p>
          <text:p text:style-name="P18">Audio stream<text:tab/>4</text:p>
          <text:p text:style-name="P18">Container format<text:tab/>4</text:p>
          <text:p text:style-name="P17">Data Sources<text:tab/>4</text:p>
          <text:p text:style-name="P17">Process<text:tab/>5</text:p>
          <text:p text:style-name="P17">Working copy<text:tab/>5</text:p>
          <text:p text:style-name="P17">Access copy<text:tab/>5</text:p>
          <text:p text:style-name="P17">Requirements<text:tab/>5</text:p>
          <text:p text:style-name="P18">Digital Format<text:tab/>5</text:p>
          <text:p text:style-name="P19">Community developed<text:tab/>5</text:p>
          <text:p text:style-name="P19">Multiple implementations<text:tab/>5</text:p>
          <text:p text:style-name="P19">Openly specified<text:tab/>6</text:p>
          <text:p text:style-name="P19">Patent and royalty free<text:tab/>6</text:p>
          <text:p text:style-name="P18">Video Specific Requirements<text:tab/>6</text:p>
          <text:p text:style-name="P19">Colour-space<text:tab/>6</text:p>
          <text:p text:style-name="P19">Compression<text:tab/>7</text:p>
          <text:p text:style-name="P19">Resolution<text:tab/>7</text:p>
          <text:p text:style-name="P17">Video Codec vs Video Format<text:tab/>7</text:p>
          <text:p text:style-name="P17">Options<text:tab/>8</text:p>
          <text:p text:style-name="P18">Lossless Video Options<text:tab/>8</text:p>
          <text:p text:style-name="P19">Open Lossless Video Options<text:tab/>9</text:p>
          <text:p text:style-name="P19">Assessing Video Format Requirements Suitability<text:tab/>10</text:p>
          <text:p text:style-name="P20">Dirac<text:tab/>10</text:p>
          <text:p text:style-name="P21">Technical details<text:tab/>10</text:p>
          <text:p text:style-name="P21">Format requirements<text:tab/>10</text:p>
          <text:p text:style-name="P22">Community developed<text:tab/>10</text:p>
          <text:p text:style-name="P22">Multiple implementations<text:tab/>10</text:p>
          <text:p text:style-name="P22">Openly specified<text:tab/>11</text:p>
          <text:p text:style-name="P22">Patent and royalty free<text:tab/>11</text:p>
          <text:p text:style-name="P21">Suitability score<text:tab/>11</text:p>
          <text:p text:style-name="P20">FFV1<text:tab/>11</text:p>
          <text:p text:style-name="P21">Technical details<text:tab/>12</text:p>
          <text:p text:style-name="P21">Format requirements<text:tab/>12</text:p>
          <text:p text:style-name="P22">Community developed<text:tab/>12</text:p>
          <text:p text:style-name="P22">Multiple implementations<text:tab/>12</text:p>
          <text:p text:style-name="P22">Openly specified<text:tab/>12</text:p>
          <text:p text:style-name="P22">Patent and royalty free<text:tab/>12</text:p>
          <text:p text:style-name="P21">Suitability score<text:tab/>12</text:p>
          <text:p text:style-name="P20">H.264<text:tab/>12</text:p>
          <text:p text:style-name="P21">Technical details<text:tab/>12</text:p>
          <text:p text:style-name="P21">Format requirements<text:tab/>13</text:p>
          <text:p text:style-name="P22">Community developed<text:tab/>13</text:p>
          <text:p text:style-name="P22">Multiple implementations<text:tab/>13</text:p>
          <text:p text:style-name="P22">Openly specified<text:tab/>13</text:p>
          <text:p text:style-name="P22">Patent and royalty free<text:tab/>13</text:p>
          <text:p text:style-name="P21">Suitability score<text:tab/>13</text:p>
          <text:p text:style-name="P20">Huffyuv<text:tab/>14</text:p>
          <text:p text:style-name="P21"><text:soft-page-break/>Technical details<text:tab/>14</text:p>
          <text:p text:style-name="P21">Format requirements<text:tab/>14</text:p>
          <text:p text:style-name="P22">Community developed<text:tab/>14</text:p>
          <text:p text:style-name="P22">Multiple implementations<text:tab/>14</text:p>
          <text:p text:style-name="P22">Openly specified<text:tab/>14</text:p>
          <text:p text:style-name="P22">Patent and royalty free<text:tab/>14</text:p>
          <text:p text:style-name="P21">Suitability score<text:tab/>14</text:p>
          <text:p text:style-name="P20">Lagarith<text:tab/>14</text:p>
          <text:p text:style-name="P21">Technical details<text:tab/>15</text:p>
          <text:p text:style-name="P21">Format requirements<text:tab/>15</text:p>
          <text:p text:style-name="P22">Community developed<text:tab/>15</text:p>
          <text:p text:style-name="P22">Multiple implementations<text:tab/>15</text:p>
          <text:p text:style-name="P22">Openly specified<text:tab/>15</text:p>
          <text:p text:style-name="P22">Patent and royalty free<text:tab/>15</text:p>
          <text:p text:style-name="P21">Suitability score<text:tab/>15</text:p>
          <text:p text:style-name="P20">Motion JPEG 2000<text:tab/>15</text:p>
          <text:p text:style-name="P21">Technical details<text:tab/>16</text:p>
          <text:p text:style-name="P21">Format requirements<text:tab/>16</text:p>
          <text:p text:style-name="P22">Community developed<text:tab/>16</text:p>
          <text:p text:style-name="P22">Multiple implementations<text:tab/>16</text:p>
          <text:p text:style-name="P22">Openly specified<text:tab/>16</text:p>
          <text:p text:style-name="P22">Patent and royalty free<text:tab/>16</text:p>
          <text:p text:style-name="P21">Suitability score<text:tab/>16</text:p>
          <text:p text:style-name="P19">Recommended Video Codec<text:tab/>17</text:p>
          <text:p text:style-name="P18">Lossless Audio Options<text:tab/>17</text:p>
          <text:p text:style-name="P19">Open Lossless audio options<text:tab/>18</text:p>
          <text:p text:style-name="P19">Recommended Audio<text:tab/>18</text:p>
          <text:p text:style-name="P18">Container options<text:tab/>18</text:p>
          <text:p text:style-name="P19">Open Container Options<text:tab/>19</text:p>
          <text:p text:style-name="P18">Assessing Format Requirements Suitability<text:tab/>20</text:p>
          <text:p text:style-name="P17">Alternate options<text:tab/>20</text:p>
          <text:p text:style-name="P17">Test cases<text:tab/>21</text:p>
          <text:p text:style-name="P17">Summary<text:tab/>21</text:p>
          <text:p text:style-name="P17">Recommendation<text:tab/>21</text:p>
          <text:p text:style-name="P18">Video<text:tab/>21</text:p>
          <text:p text:style-name="P18">Audio<text:tab/>21</text:p>
          <text:p text:style-name="P18">Container<text:tab/>21</text:p>
        </text:index-body>
      </text:table-of-content>
      <text:p text:style-name="Text_20_body"/>
      <text:h text:style-name="P29"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called the frame rate (generally 25 per second) to create the moving picture.<text:note text:id="ftn1"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2"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3"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3">The container</text:span><text:span text:style-name="T3"><text:note text:id="ftn4"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3"> is a meta-file format (such as Ogg</text:span><text:span text:style-name="T3"><text:note text:id="ftn5" text:note-class="footnote"><text:note-citation>5</text:note-citation><text:note-body><text:p text:style-name="Footnote"><text:a xlink:type="simple" xlink:href="http://xiph.org/ogg/">http://xiph.org/ogg/</text:a></text:p></text:note-body></text:note></text:span><text:span text:style-name="T3">) which </text:span>describes how data (video and audio streams), as well as meta-data are stored (<text:span text:style-name="T4">not</text:span> coded). It wraps <text:span text:style-name="T3">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n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text:soft-page-break/>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is format in the future, by avoiding vendor lock-in and other detrimental issues such as software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recommends four criteria for preservation formats. Each criterion plays an important role in ensuring that data will be accessible long term. Any format which is chosen should pass each of these requirements.</text:p>
      <text:p text:style-name="P2"/>
      <text:p text:style-name="Standard">According to the criteria, the preservation format must:</text:p>
      <text:list xml:id="list510674477" text:style-name="L6">
        <text:list-item>
          <text:p text:style-name="P28">Be community developed.</text:p>
        </text:list-item>
        <text:list-item>
          <text:p text:style-name="P28">Have multiple implementations.</text:p>
        </text:list-item>
        <text:list-item>
          <text:p text:style-name="P28">Be openly specified.</text:p>
        </text:list-item>
        <text:list-item>
          <text:p text:style-name="P28">Be patent and royalty free.</text:p>
        </text:list-item>
      </text:list>
      <text:h text:style-name="Heading_20_3" text:outline-level="3">Community developed</text:h>
      <text:p text:style-name="Standard">A data format should not be developed and/or controlled by a single commercial entity. <text:s/>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text:soft-page-break/>Multiple implementations</text:h>
      <text:p text:style-name="Standard">Having the most open data format in existence is less than ideal in the preservation space if there are no implementations of the format. A format should be supported via multiple software implementations, on a variety of platforms. These implementations should ideally be free (libre) software<text:note text:id="ftn6"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While it is not a requirement, it is desirable that the format is a standard approved by the International Organisation for Standardisation<text:note text:id="ftn8" text:note-class="footnote"><text:note-citation>8</text:note-citation><text:note-body><text:p text:style-name="Footnote"><text:a xlink:type="simple" xlink:href="http://www.iso.org/">http://www.iso.org</text:a></text:p></text:note-body></text:note> (ISO), as this will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9</text:note-citation><text:note-body><text:p text:style-name="Footnote"><text:a xlink:type="simple" xlink:href="http://en.wikipedia.org/wiki/Software_patent">http://en.wikipedia.org/wiki/Software_patent</text:a></text:p></text:note-body></text:note></text:span><text:span text:style-name="T3"> pose a risk to the records held by NAA because they open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10</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Essential Characteristics of Video</text:h>
      <text:p text:style-name="P2">The conceptual framework underpinning the digital preservation program at the Archives is the performance model, which is set out in the Green Paper (Heslop, Davis and Wilson, 2002).</text:p>
      <text:p text:style-name="P2"/>
      <text:p text:style-name="P2"><text:s/>According to the performance model, digital objects (the source) are rendered into meaningful form (the performance) using one or more processes - the specific combination of computer hardware and software.</text:p>
      <text:p text:style-name="P2"/>
      <text:p text:style-name="P2">The critical element is the performance, rather than the source digital objects:</text:p>
      <text:p text:style-name="P2">“In the case of digital records, archivists are not interested in the “original” records but in capturing and recreating the fleeting and temporary performance of that record on the screen when it was viewed.” (Heslop, Davis and Wilson, 2002, p.8).</text:p>
      <text:p text:style-name="P2"/>
      <text:p text:style-name="P2">In other words, provided that the essential performance can be replicated over time, the particular source and processes used to render it can be changed. The performance is defined in terms of the <text:soft-page-break/>“essence” of the original digital object, which are those characteristics that must be preserved for the digital record to maintain its meaning over time. Essential characteristics are defined for each ‘type’ of records, i.e. documents, spreadsheets, databases, geospatial, audio, video etc.</text:p>
      <text:p text:style-name="P2"><text:line-break/>The essential characteristics for video include:</text:p>
      <text:list xml:id="list2154295895" text:style-name="L1">
        <text:list-item>
          <text:p text:style-name="P25">No loss of information.</text:p>
        </text:list-item>
        <text:list-item>
          <text:p text:style-name="P23"><text:span text:style-name="T3">The correct colour-space</text:span><text:span text:style-name="T3"><text:note text:id="ftn11" text:note-class="footnote"><text:note-citation>11</text:note-citation><text:note-body><text:p text:style-name="Footnote"><text:a xlink:type="simple" xlink:href="http://en.wikipedia.org/wiki/Color-space">http://en.wikipedia.org/wiki/Color-space</text:a></text:p></text:note-body></text:note></text:span><text:span text:style-name="T3"> preserved (</text:span>RGB24, RGB32, RGBA, YUY2, and YV12?<text:span text:style-name="T3">).</text:span></text:p>
        </text:list-item>
        <text:list-item>
          <text:p text:style-name="P25">The required frame rate is preserved.</text:p>
        </text:list-item>
        <text:list-item>
          <text:p text:style-name="P25">The original resolution is maintained.</text:p>
        </text:list-item>
      </text:list>
      <text:list xml:id="list1824218497" text:style-name="L2">
        <text:list-item>
          <text:p text:style-name="P26">Metadata?</text:p>
        </text:list-item>
        <text:list-item>
          <text:p text:style-name="P26">Bitrate?</text:p>
        </text:list-item>
      </text:list>
      <text:p text:style-name="P2"/>
      <text:p text:style-name="Standard">In other words, these characteristics must be captured by the preservation format for video chosen by the Archives.</text:p>
      <text:p text:style-name="Standard"/>
      <text:p text:style-name="P2">These characteristics will also be used for long term preservation of digitised data, not just born digital video.</text:p>
      <text:h text:style-name="Heading_20_3" text:outline-level="3">Colour-space</text:h>
      <text:p text:style-name="Text_20_body">Colour-space conversions can cause rounding errors, introducing data loss, contrary to the ideal of lossless video compression. As such, maintaining the same colour-space as the original file is important.</text:p>
      <text:p text:style-name="Text_20_body"/>
      <text:p text:style-name="Text_20_body">Digitisation of video at the NAA requires any digital video format to support the YUV4:2:2<text:note text:id="ftn12" text:note-class="footnote"><text:note-citation>12</text:note-citation><text:note-body><text:p text:style-name="Footnote"><text:a xlink:type="simple" xlink:href="http://en.wikipedia.org/wiki/YUV_4:2:2">http://en.wikipedia.org/wiki/YUV_4:2:2</text:a></text:p></text:note-body></text:note> colour space, namely 720 luminance samples and 360 chrominance samples per line.</text:p>
      <text:h text:style-name="Heading_20_3" text:outline-level="3">Compression</text:h>
      <text:p text:style-name="P2">Compression<text:note text:id="ftn13" text:note-class="footnote"><text:note-citation>13</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4" text:note-class="footnote"><text:note-citation>14</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5" text:note-class="footnote"><text:note-citation>15</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p text:style-name="P2"><text:soft-page-break/></text:p>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6" text:note-class="footnote"><text:note-citation>16</text:note-citation><text:note-body><text:p text:style-name="Footnote"><text:a xlink:type="simple" xlink:href="http://en.wikipedia.org/wiki/Codec">http://en.wikipedia.org/wiki/Codec</text:a></text:p></text:note-body></text:note> is different to the file format<text:note text:id="ftn17" text:note-class="footnote"><text:note-citation>17</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text:p>
      <text:p text:style-name="Text_20_body"/>
      <text:p text:style-name="Text_20_body">The individual video stream itself is encoded in a specific file format (such as Theora), which might include various types of compression<text:note text:id="ftn18" text:note-class="footnote"><text:note-citation>18</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9" text:note-class="footnote"><text:note-citation>19</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text:soft-page-break/>codecs which implement the Theora standard, such as FFmpeg<text:note text:id="ftn20" text:note-class="footnote"><text:note-citation>20</text:note-citation><text:note-body><text:p text:style-name="Footnote"><text:a xlink:type="simple" xlink:href="http://en.wikipedia.org/wiki/Ffmpeg">http://en.wikipedia.org/wiki/Ffmpeg</text:a></text:p></text:note-body></text:note> and Mencoder<text:note text:id="ftn21" text:note-class="footnote"><text:note-citation>21</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9"/></text:span></text:p>
      <text:p text:style-name="Text_20_body"><text:span text:style-name="Teletype"><text:span text:style-name="T9">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9"/></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h text:style-name="Heading_20_1" text:outline-level="1">Options</text:h>
      <text:h text:style-name="Heading_20_2" text:outline-level="2">Lossless Video Options</text:h>
      <text:p text:style-name="P2">There are a number of lossless video file formats in existence, however not all of these will meet our requirements.</text:p>
      <text:p text:style-name="Standard"/>
      <text:list xml:id="list863324294" text:style-name="L3">
        <text:list-item>
          <text:p text:style-name="P30">Alparysoft (codec?)</text:p>
        </text:list-item>
        <text:list-item>
          <text:p text:style-name="P30">ArithYuv (codec?)</text:p>
        </text:list-item>
        <text:list-item>
          <text:p text:style-name="P30">AVIzlib</text:p>
        </text:list-item>
        <text:list-item>
          <text:p text:style-name="P30">CamStudio GZIP</text:p>
        </text:list-item>
        <text:list-item>
          <text:p text:style-name="P30">CorePNG</text:p>
        </text:list-item>
        <text:list-item>
          <text:p text:style-name="P30">Dirac<text:note text:id="ftn22" text:note-class="footnote"><text:note-citation>22</text:note-citation><text:note-body><text:p text:style-name="Footnote"><text:a xlink:type="simple" xlink:href="http://en.wikipedia.org/wiki/Dirac_%28codec%29">http://en.wikipedia.org/wiki/Dirac_%28codec%29</text:a></text:p></text:note-body></text:note></text:p>
        </text:list-item>
        <text:list-item>
          <text:p text:style-name="P30">FastCodec</text:p>
        </text:list-item>
        <text:list-item>
          <text:p text:style-name="P30">FFV1<text:note text:id="ftn23" text:note-class="footnote"><text:note-citation>23</text:note-citation><text:note-body><text:p text:style-name="Footnote"><text:a xlink:type="simple" xlink:href="http://en.wikipedia.org/wiki/FFV1">http://en.wikipedia.org/wiki/FFV1</text:a></text:p></text:note-body></text:note> (FF video codec 1)</text:p>
        </text:list-item>
        <text:list-item>
          <text:p text:style-name="P30">H.264<text:note text:id="ftn24" text:note-class="footnote"><text:note-citation>24</text:note-citation><text:note-body><text:p text:style-name="Footnote"><text:a xlink:type="simple" xlink:href="http://en.wikipedia.org/wiki/H.264">http://en.wikipedia.org/wiki/H.264</text:a></text:p></text:note-body></text:note> (MPEG-4 part 10)</text:p>
        </text:list-item>
        <text:list-item>
          <text:p text:style-name="P30">Huffyuv<text:note text:id="ftn25" text:note-class="footnote"><text:note-citation>25</text:note-citation><text:note-body><text:p text:style-name="Footnote"><text:a xlink:type="simple" xlink:href="http://en.wikipedia.org/wiki/Huffyuv">http://en.wikipedia.org/wiki/Huffyuv</text:a></text:p></text:note-body></text:note> (codec)</text:p>
        </text:list-item>
        <text:list-item>
          <text:p text:style-name="P30">Lagarith<text:note text:id="ftn26" text:note-class="footnote"><text:note-citation>26</text:note-citation><text:note-body><text:p text:style-name="Footnote"><text:a xlink:type="simple" xlink:href="http://en.wikipedia.org/wiki/Lagarith">http://en.wikipedia.org/wiki/Lagarith</text:a></text:p></text:note-body></text:note> (codec - improved fork of Huffyuv)</text:p>
        </text:list-item>
        <text:list-item>
          <text:p text:style-name="P30">LCL</text:p>
        </text:list-item>
        <text:list-item>
          <text:p text:style-name="P30">LOCO</text:p>
        </text:list-item>
        <text:list-item>
          <text:p text:style-name="P30">LZO</text:p>
        </text:list-item>
        <text:list-item>
          <text:p text:style-name="P30">Motion JPEG 2000<text:note text:id="ftn27" text:note-class="footnote"><text:note-citation>27</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30"><text:soft-page-break/>MSU Lossless<text:note text:id="ftn28" text:note-class="footnote"><text:note-citation>28</text:note-citation><text:note-body><text:p text:style-name="Footnote"><text:a xlink:type="simple" xlink:href="http://en.wikipedia.org/wiki/MSU_Lossless_Video_Codec">http://en.wikipedia.org/wiki/MSU_Lossless_Video_Codec</text:a></text:p></text:note-body></text:note></text:p>
        </text:list-item>
        <text:list-item>
          <text:p text:style-name="P30">PICVideo</text:p>
        </text:list-item>
        <text:list-item>
          <text:p text:style-name="P30">SheerVideo<text:note text:id="ftn29" text:note-class="footnote"><text:note-citation>29</text:note-citation><text:note-body><text:p text:style-name="Footnote"><text:a xlink:type="simple" xlink:href="http://en.wikipedia.org/wiki/SheerVideo">http://en.wikipedia.org/wiki/SheerVideo</text:a></text:p></text:note-body></text:note></text:p>
        </text:list-item>
        <text:list-item>
          <text:p text:style-name="P30">Snow (codec)</text:p>
        </text:list-item>
        <text:list-item>
          <text:p text:style-name="P30">YULS (codec)</text:p>
        </text:list-item>
        <text:list-item>
          <text:p text:style-name="P30">Uncompressed RGB</text:p>
        </text:list-item>
        <text:list-item>
          <text:p text:style-name="P30">Uncompressed YUV</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1753259207" text:continue-numbering="true" text:style-name="L3">
        <text:list-item>
          <text:p text:style-name="P30">Dirac</text:p>
        </text:list-item>
        <text:list-item>
          <text:p text:style-name="P30">FFV1</text:p>
        </text:list-item>
        <text:list-item>
          <text:p text:style-name="P30">H.264</text:p>
        </text:list-item>
        <text:list-item>
          <text:p text:style-name="P30">Huffyuv</text:p>
        </text:list-item>
        <text:list-item>
          <text:p text:style-name="P30">Lagarith</text:p>
        </text:list-item>
        <text:list-item>
          <text:p text:style-name="P30">Motion JPEG 2000</text:p>
        </text:list-item>
        <text:list-item>
          <text:p text:style-name="P30">Uncompressed RGB</text:p>
        </text:list-item>
        <text:list-item>
          <text:p text:style-name="P30">Uncompressed YUV</text:p>
        </text:list-item>
      </text:list>
      <text:h text:style-name="Heading_20_3" text:outline-level="3">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30" text:note-class="footnote"><text:note-citation>30</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Resolution – 7680 × 4320 (Super Hi-Vision<text:note text:id="ftn31" text:note-class="footnote"><text:note-citation>31</text:note-citation><text:note-body><text:p text:style-name="Footnote"><text:a xlink:type="simple" xlink:href="http://en.wikipedia.org/wiki/Super_Hi-Vision">http://en.wikipedia.org/wiki/Super_Hi-Vision</text:a></text:p></text:note-body></text:note>) and beyond.<text:note text:id="ftn32" text:note-class="footnote"><text:note-citation>32</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h text:style-name="Heading_20_5" text:outline-level="5"><text:soft-page-break/>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3" text:note-class="footnote"><text:note-citation>33</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4" text:note-class="footnote"><text:note-citation>34</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5" text:note-class="footnote"><text:note-citation>35</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36" text:note-class="footnote"><text:note-citation>36</text:note-citation><text:note-body><text:p text:style-name="Footnote"><text:a xlink:type="simple" xlink:href="http://code.google.com/p/google-summer-of-code-2008-dirac/">http://code.google.com/p/google-summer-of-code-2008-dirac/</text:a></text:p></text:note-body></text:note> Mono/.NET<text:note text:id="ftn37" text:note-class="footnote"><text:note-citation>37</text:note-citation><text:note-body><text:p text:style-name="Footnote"><text:a xlink:type="simple" xlink:href="http://www.mono-project.com/StudentProjects#Dirac_Support">http://www.mono-project.com/StudentProjects#Dirac_Support</text:a></text:p></text:note-body></text:note> and VHDL<text:note text:id="ftn38" text:note-class="footnote"><text:note-citation>38</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9" text:note-class="footnote"><text:note-citation>39</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40" text:note-class="footnote"><text:note-citation>40</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41" text:note-class="footnote"><text:note-citation>41</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42" text:note-class="footnote"><text:note-citation>42</text:note-citation><text:note-body><text:p text:style-name="Footnote"><text:a xlink:type="simple" xlink:href="http://www.smpte.org/">http://www.smpte.org</text:a></text:p></text:note-body></text:note> (SMPTE). Several documents exist<text:note text:id="ftn43" text:note-class="footnote"><text:note-citation>4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4" text:note-class="footnote"><text:note-citation>4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7">vi</text:span><text:span text:style-name="T8">olating any existing patents, stating</text:span><text:span text:style-name="T8"><text:note text:id="ftn45" text:note-class="footnote"><text:note-citation>45</text:note-citation><text:note-body><text:p text:style-name="Footnote"><text:a xlink:type="simple" xlink:href="http://lwn.net/Articles/272973/">http://lwn.net/Articles/272973/</text:a></text:p></text:note-body></text:note></text:span><text:span text:style-name="T8">:</text:span></text:p>
      <text:p text:style-name="P4"><text:soft-page-break/>“If there are any basic patents on arithmetic coding they have already expired or will do so soon. But, actually, we don’t think there are patents on the basic concept of arithmetic coding. The patents that do exist are on practical implementations and optimisations.”</text:p>
      <text:p text:style-name="Text_20_body"/>
      <text:p text:style-name="Text_20_body">Indeed, most patents have also expired in 1998. Further to this, the BBC guarantees to work around any patent issue that might arise<text:note text:id="ftn46" text:note-class="footnote"><text:note-citation>4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7" text:note-class="footnote"><text:note-citation>4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8" text:note-class="footnote"><text:note-citation>48</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9" text:note-class="footnote"><text:note-citation>49</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50" text:note-class="footnote"><text:note-citation>50</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h text:style-name="Heading_20_4" text:outline-level="4">FFV1</text:h>
      <text:p text:style-name="Text_20_body">FFV1 is an openly specified lossless intra-frame video format. It can use either variable length coding<text:note text:id="ftn51" text:note-class="footnote"><text:note-citation>51</text:note-citation><text:note-body><text:p text:style-name="Footnote"><text:a xlink:type="simple" xlink:href="http://en.wikipedia.org/wiki/Variable_length_coding">http://en.wikipedia.org/wiki/Variable_length_coding</text:a></text:p></text:note-body></text:note> or arithmetic coding<text:note text:id="ftn52" text:note-class="footnote"><text:note-citation>52</text:note-citation><text:note-body><text:p text:style-name="Footnote"><text:a xlink:type="simple" xlink:href="http://en.wikipedia.org/wiki/Arithmetic_coding">http://en.wikipedia.org/wiki/Arithmetic_coding</text:a></text:p></text:note-body></text:note> for entropy coding<text:note text:id="ftn53" text:note-class="footnote"><text:note-citation>53</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text:soft-page-break/>Openly specified</text:h>
      <text:p text:style-name="Text_20_body">The specification is open, although it is not easily available with the primary website<text:note text:id="ftn54" text:note-class="footnote"><text:note-citation>54</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5" text:note-class="footnote"><text:note-citation>55</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6" text:note-class="footnote"><text:note-citation>56</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7" text:note-class="footnote"><text:note-citation>57</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58" text:note-class="footnote"><text:note-citation>58</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9" text:note-class="footnote"><text:note-citation>59</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text:soft-page-break/>Openly specified</text:h>
      <text:p text:style-name="Text_20_body">The H.264 format is openly specified and freely available. Two identical standards are maintained, one as part of the ITU-T H.264<text:note text:id="ftn60" text:note-class="footnote"><text:note-citation>60</text:note-citation><text:note-body><text:p text:style-name="Footnote"><text:a xlink:type="simple" xlink:href="http://www.itu.int/rec/T-REC-H.264">http://www.itu.int/rec/T-REC-H.264</text:a></text:p></text:note-body></text:note> specification, and the other as ISO/IEC MPEG-4 standard 14496-10<text:note text:id="ftn61" text:note-class="footnote"><text:note-citation>61</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62" text:note-class="footnote"><text:note-citation>62</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3" text:note-class="footnote"><text:note-citation>63</text:note-citation><text:note-body><text:p text:style-name="Footnote"><text:a xlink:type="simple" xlink:href="http://www.mpegla.com/main/programs/AVC/Pages/Intro.aspx">http://www.mpegla.com/main/programs/AVC/Pages/Intro.aspx</text:a></text:p></text:note-body></text:note>, included even the baseline<text:note text:id="ftn64" text:note-class="footnote"><text:note-citation>64</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text:note text:id="ftn65" text:note-class="footnote"><text:note-citation>65</text:note-citation><text:note-body><text:p text:style-name="Footnote"><text:a xlink:type="simple" xlink:href="http://www.mpegla.com/main/programs/AVC/Pages/Agreement.aspx">http://www.mpegla.com/main/programs/AVC/Pages/Agreement.aspx</text:a></text:p></text:note-body></text:note>, although the majority of patents expire in 2028.<text:note text:id="ftn66" text:note-class="footnote"><text:note-citation>66</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7" text:note-class="footnote"><text:note-citation>67</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he FFmpeg web page warns<text:note text:id="ftn68" text:note-class="footnote"><text:note-citation>68</text:note-citation><text:note-body><text:p text:style-name="Footnote"><text:a xlink:type="simple" xlink:href="http://ffmpeg.org/legal.html">http://ffmpeg.org/legal.html</text:a></text:p></text:note-body></text:note> that use of H.264 may violate patents. Mozilla has decided not to include support for H.264 in their web browser Firefox,<text:note text:id="ftn69" text:note-class="footnote"><text:note-citation>69</text:note-citation><text:note-body><text:p text:style-name="Footnote"><text:a xlink:type="simple" xlink:href="http://shaver.off.net/diary/2010/01/23/html5-video-and-codecs/">http://shaver.off.net/diary/2010/01/23/html5-video-and-codecs/</text:a></text:p></text:note-body></text:note> due to patents and license restrictions.</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h text:style-name="Heading_20_4" text:outline-level="4">Huffyuv</text:h>
      <text:p text:style-name="Text_20_body">Huffyuv is a highly regarded lossless video codec with great compression, which uses adaptive Huffman encoding.<text:note text:id="ftn70" text:note-class="footnote"><text:note-citation>70</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text:soft-page-break/>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71" text:note-class="footnote"><text:note-citation>71</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72" text:note-class="footnote"><text:note-citation>72</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h text:style-name="Heading_20_4" text:outline-level="4">Lagarith</text:h>
      <text:p text:style-name="Text_20_body">Lagarith refers specifically to a codec which was forked from Huffyuv. It compresses video streams of various colour-spaces using various compression techniques (such as arithmetic coding<text:note text:id="ftn73" text:note-class="footnote"><text:note-citation>73</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text:soft-page-break/>Multiple implementations</text:h>
      <text:p text:style-name="Text_20_body">Currently Lagarith files can only be decoded by the AVI player, which utilises the Lagarith codec. Support for Lagarith encoded video is in progress for various free software players, such as Ffmpeg,<text:note text:id="ftn74" text:note-class="footnote"><text:note-citation>74</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9">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9"><text:note text:id="ftn75" text:note-class="footnote"><text:note-citation>75</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76" text:note-class="footnote"><text:note-citation>76</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text:a xlink:type="simple" xlink:href="http://en.wikipedia.org/wiki/MPEG-4">MPEG-4</text:a>, <text:a xlink:type="simple" xlink:href="http://en.wikipedia.org/wiki/WMV">WMV</text:a>, and <text:a xlink:type="simple" xlink:href="http://en.wikipedia.org/wiki/DivX">DivX</text:a>, Motion JPEG 2000 does not employ temporal or inter-frame compression. Instead, each frame is an independent entity encoded by either a lossy or lossless variant of JPEG 2000 (naturally NAA would use lossless).</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Community developed</text:h>
      <text:p text:style-name="Text_20_body">The Motion JPEG 2000 specification is covered in part three of the JPEG 2000 specification. As such, it was developed by the Joint Photographic Experts Group.<text:note text:id="ftn77" text:note-class="footnote"><text:note-citation>77</text:note-citation><text:note-body><text:p text:style-name="Footnote"><text:a xlink:type="simple" xlink:href="http://en.wikipedia.org/wiki/Joint_Photographic_Experts_Group">http://en.wikipedia.org/wiki/Joint_Photographic_Experts_Group</text:a></text:p></text:note-body></text:note></text:p>
      <text:h text:style-name="Heading_20_6" text:outline-level="6"><text:soft-page-break/>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8" text:note-class="footnote"><text:note-citation>78</text:note-citation><text:note-body><text:p text:style-name="Footnote"><text:a xlink:type="simple" xlink:href="http://www.itu.int/rec/T-REC-T.802">http://www.itu.int/rec/T-REC-T.802</text:a></text:p></text:note-body></text:note> specification, and the other as ISO/IEC 15444-3.<text:note text:id="ftn79" text:note-class="footnote"><text:note-citation>79</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80" text:note-class="footnote"><text:note-citation>80</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text:span><text:span text:style-name="T3">2000 will use. Even so, the core coding system is made a the JPEG committee has stated that undeclared and obscure submarine patents may still present a hazard.</text:span><text:span text:style-name="T3"><text:note text:id="ftn81" text:note-class="footnote"><text:note-citation>81</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e no patent or licensing claims,</text:span><text:span text:style-name="T3"><text:note text:id="ftn82" text:note-class="footnote"><text:note-citation>82</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83" text:note-class="footnote"><text:note-citation>83</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he issues surrounding patents is perhaps the only major concern in regards to the use of Motion JPEG 2000 as a long term digital preservation format. Otherwise, it is a well specified, widely supported lossless video data format with multiple implementations.</text:p>
      <text:h text:style-name="Heading_20_3" text:outline-level="3">Recommended Video Codec</text:h>
      <text:p text:style-name="Text_20_body">The video format which best meets all of the NAA criteria for a long term digital preservation format is...</text:p>
      <text:p text:style-name="Text_20_body"/>
      <text:p text:style-name="Text_20_body">Performance comparison of lossless formats.</text:p>
      <text:p text:style-name="Text_20_body"><text:a xlink:type="simple" xlink:href="http://compression.ru/video/codec_comparison/lossless_codecs_2007_en.html">http://compression.ru/video/codec_comparison/lossless_codecs_2007_en.html</text:a></text:p>
      <text:h text:style-name="Heading_20_2" text:outline-level="2">Lossless Audio Options</text:h>
      <text:p text:style-name="P2">The NAA has already chosen a data format for the preservation of audio, namely FLAC<text:note text:id="ftn84" text:note-class="footnote"><text:note-citation>84</text:note-citation><text:note-body><text:p text:style-name="Footnote"><text:a xlink:type="simple" xlink:href="http://flac.sourceforge.net/">http://flac.sourceforge.net</text:a></text:p></text:note-body></text:note> (Free Lossless Audio Codec). Depending on the container format chosen however, using FLAC for the <text:soft-page-break/>audio layer of a video may not be possible.</text:p>
      <text:p text:style-name="P2"/>
      <text:p text:style-name="P2">In light of this, it is worthwhile pursuing other possibilities for audio. There are numerous other open lossless audio codecs available, however not all of these will meet our format requirements.</text:p>
      <text:p text:style-name="P2"/>
      <text:list xml:id="list1865330235" text:style-name="L4">
        <text:list-item>
          <text:p text:style-name="P31">AIFF<text:note text:id="ftn85" text:note-class="footnote"><text:note-citation>85</text:note-citation><text:note-body><text:p text:style-name="Footnote"><text:a xlink:type="simple" xlink:href="http://en.wikipedia.org/wiki/AIFF">http://en.wikipedia.org/wiki/AIFF</text:a></text:p></text:note-body></text:note></text:p>
        </text:list-item>
        <text:list-item>
          <text:p text:style-name="P31">Apple Lossless – ALAC (Apple Lossless Audio Codec)</text:p>
        </text:list-item>
        <text:list-item>
          <text:p text:style-name="P31">apt-X Lossless</text:p>
        </text:list-item>
        <text:list-item>
          <text:p text:style-name="P31">ATRAC Advanced Lossless</text:p>
        </text:list-item>
        <text:list-item>
          <text:p text:style-name="P31">AU<text:note text:id="ftn86" text:note-class="footnote"><text:note-citation>86</text:note-citation><text:note-body><text:p text:style-name="Footnote"><text:a xlink:type="simple" xlink:href="http://en.wikipedia.org/wiki/Au_file_format">http://en.wikipedia.org/wiki/Au_file_format</text:a></text:p></text:note-body></text:note></text:p>
        </text:list-item>
        <text:list-item>
          <text:p text:style-name="P31">Audio Lossless Coding – also known as MPEG-4 ALS</text:p>
        </text:list-item>
        <text:list-item>
          <text:p text:style-name="P31">Direct Stream Transfer – DST</text:p>
        </text:list-item>
        <text:list-item>
          <text:p text:style-name="P31">Dolby TrueHD</text:p>
        </text:list-item>
        <text:list-item>
          <text:p text:style-name="P31">DTS-HD Master Audio</text:p>
        </text:list-item>
        <text:list-item>
          <text:p text:style-name="P31">Free Lossless Audio Codec – FLAC</text:p>
        </text:list-item>
        <text:list-item>
          <text:p text:style-name="P31">Lossless Audio (LA)</text:p>
        </text:list-item>
        <text:list-item>
          <text:p text:style-name="P31">Lossless Predictive Audio Compression</text:p>
        </text:list-item>
        <text:list-item>
          <text:p text:style-name="P31">Meridian Lossless Packing – MLP</text:p>
        </text:list-item>
        <text:list-item>
          <text:p text:style-name="P31">MPEG-4 Audio Lossless Encoding (MPEG-4 ALS)</text:p>
        </text:list-item>
        <text:list-item>
          <text:p text:style-name="P31">MPEG-4 MPEG-4 Scalable Lossless Encoding (MPEG-4 SLS also used in HD-AAC)</text:p>
        </text:list-item>
        <text:list-item>
          <text:p text:style-name="P31">Monkey's Audio – Monkey's Audio APE</text:p>
        </text:list-item>
        <text:list-item>
          <text:p text:style-name="P31">OptimFROG</text:p>
        </text:list-item>
        <text:list-item>
          <text:p text:style-name="P31">PCM</text:p>
        </text:list-item>
        <text:list-item>
          <text:p text:style-name="P31">RealPlayer – RealAudio Lossless</text:p>
        </text:list-item>
        <text:list-item>
          <text:p text:style-name="P31">Shorten – SHN</text:p>
        </text:list-item>
        <text:list-item>
          <text:p text:style-name="P31">TTA – True Audio Lossless</text:p>
        </text:list-item>
        <text:list-item>
          <text:p text:style-name="P31">WAV/WAVE<text:note text:id="ftn87" text:note-class="footnote"><text:note-citation>87</text:note-citation><text:note-body><text:p text:style-name="Footnote"><text:a xlink:type="simple" xlink:href="http://en.wikipedia.org/wiki/WAV">http://en.wikipedia.org/wiki/WAV</text:a></text:p></text:note-body></text:note> (Waveform Audio File Format)</text:p>
        </text:list-item>
        <text:list-item>
          <text:p text:style-name="P31">WavPack – WavPack lossless</text:p>
        </text:list-item>
        <text:list-item>
          <text:p text:style-name="P31">WMA Lossless – Windows Media Lossless</text:p>
        </text:list-item>
      </text:list>
      <text:p text:style-name="Text_20_body"/>
      <text:h text:style-name="Heading_20_3" text:outline-level="3">Open Lossless audio options</text:h>
      <text:p text:style-name="Standard">Research suggests that only a handful of these are openly specified, including:</text:p>
      <text:p text:style-name="Standard"/>
      <text:list xml:id="list1953907591" text:continue-list="list1753259207" text:style-name="L3">
        <text:list-item>
          <text:p text:style-name="P30">FLAC</text:p>
        </text:list-item>
        <text:list-item>
          <text:p text:style-name="P30"><text:soft-page-break/>TTA</text:p>
        </text:list-item>
        <text:list-item>
          <text:p text:style-name="P30">WAV</text:p>
        </text:list-item>
        <text:list-item>
          <text:p text:style-name="P30">WavPack</text:p>
        </text:list-item>
      </text:list>
      <text:h text:style-name="Heading_20_3" text:outline-level="3">Recommended Audio</text:h>
      <text:p text:style-name="Text_20_body">The NAA should continue to support the FLAC format as the audio stream within video. This will, however, depend on the video and container formats chosen.</text:p>
      <text:h text:style-name="Heading_20_2" text:outline-level="2">Container options</text:h>
      <text:p text:style-name="Text_20_body">Some container formats are based on the ISO base media file format<text:note text:id="ftn88" text:note-class="footnote"><text:note-citation>88</text:note-citation><text:note-body><text:p text:style-name="Footnote"><text:a xlink:type="simple" xlink:href="http://en.wikipedia.org/wiki/ISO_base_media_file_format">http://en.wikipedia.org/wiki/ISO_base_media_file_format</text:a></text:p></text:note-body></text:note> (ISO/IEC 14496-12) which is known as MPEG-4 Part 12<text:note text:id="ftn89" text:note-class="footnote"><text:note-citation>89</text:note-citation><text:note-body><text:p text:style-name="Footnote"><text:a xlink:type="simple" xlink:href="http://en.wikipedia.org/wiki/MPEG-4_Part_12">http://en.wikipedia.org/wiki/MPEG-4_Part_12</text:a></text:p></text:note-body></text:note> (MP4 version 1) and was directly based on Apple's Quicktime container format<text:note text:id="ftn90" text:note-class="footnote"><text:note-citation>90</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91" text:note-class="footnote"><text:note-citation>91</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file format for JPEG2000 Part 12 (ISO/IEC 15444-12) is exactly the same standard as MP4.</text:p>
      <text:p text:style-name="Text_20_body"/>
      <text:p text:style-name="Text_20_body">The MP4<text:note text:id="ftn92" text:note-class="footnote"><text:note-citation>92</text:note-citation><text:note-body><text:p text:style-name="Footnote"><text:a xlink:type="simple" xlink:href="http://en.wikipedia.org/wiki/MP4">http://en.wikipedia.org/wiki/MP4</text:a></text:p></text:note-body></text:note> version 2 format (ISO/IEC 14496-14) is part of MPEG-4 Part 14<text:note text:id="ftn93" text:note-class="footnote"><text:note-citation>93</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94" text:note-class="footnote"><text:note-citation>94</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Text_20_body"/>
      <text:list xml:id="list123980859" text:continue-numbering="true" text:style-name="L3">
        <text:list-item>
          <text:p text:style-name="P30">3GP/3G2 (ISO base media file format)</text:p>
        </text:list-item>
        <text:list-item>
          <text:p text:style-name="P30">ASF - Advanced Systems Format (Microsoft)</text:p>
        </text:list-item>
        <text:list-item>
          <text:p text:style-name="P32">AVI - Audio Video Interleave (Microsoft)</text:p>
        </text:list-item>
        <text:list-item>
          <text:p text:style-name="P30">DIVX/DMF<text:note text:id="ftn95" text:note-class="footnote"><text:note-citation>95</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30"><text:soft-page-break/>F4V</text:p>
        </text:list-item>
        <text:list-item>
          <text:p text:style-name="P30">FLV<text:note text:id="ftn96" text:note-class="footnote"><text:note-citation>96</text:note-citation><text:note-body><text:p text:style-name="Footnote"><text:a xlink:type="simple" xlink:href="http://en.wikipedia.org/wiki/Flash_Video">http://en.wikipedia.org/wiki/Flash_Video</text:a></text:p></text:note-body></text:note> – Flash Video</text:p>
        </text:list-item>
        <text:list-item>
          <text:p text:style-name="P30">GFX<text:note text:id="ftn97" text:note-class="footnote"><text:note-citation>97</text:note-citation><text:note-body><text:p text:style-name="Footnote"><text:a xlink:type="simple" xlink:href="http://en.wikipedia.org/wiki/GXF">http://en.wikipedia.org/wiki/GXF</text:a></text:p></text:note-body></text:note> – General Exchange Format</text:p>
        </text:list-item>
        <text:list-item>
          <text:p text:style-name="P30">MKV<text:note text:id="ftn98" text:note-class="footnote"><text:note-citation>98</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30">MJ2</text:p>
        </text:list-item>
        <text:list-item>
          <text:p text:style-name="P30">MOV/QT - Quicktime</text:p>
        </text:list-item>
        <text:list-item>
          <text:p text:style-name="P30">MP4 (ISO base media file format)<text:note text:id="ftn99" text:note-class="footnote"><text:note-citation>99</text:note-citation><text:note-body><text:p text:style-name="Footnote"><text:a xlink:type="simple" xlink:href="http://www.mp4ra.org/specs.html">http://www.mp4ra.org/specs.html</text:a></text:p></text:note-body></text:note></text:p>
        </text:list-item>
        <text:list-item>
          <text:p text:style-name="P30">MPEG</text:p>
        </text:list-item>
        <text:list-item>
          <text:p text:style-name="P30">MXF – Material Exchange Format</text:p>
        </text:list-item>
        <text:list-item>
          <text:p text:style-name="P30">Ogg<text:note text:id="ftn100" text:note-class="footnote"><text:note-citation>100</text:note-citation><text:note-body><text:p text:style-name="Footnote"><text:a xlink:type="simple" xlink:href="http://xiph.org/ogg/">http://xiph.org/ogg/</text:a></text:p></text:note-body></text:note></text:p>
        </text:list-item>
        <text:list-item>
          <text:p text:style-name="P30">RM - RealMedia</text:p>
        </text:list-item>
        <text:list-item>
          <text:p text:style-name="P30">WMA</text:p>
        </text:list-item>
        <text:list-item>
          <text:p text:style-name="P30">WMV</text:p>
        </text:list-item>
      </text:list>
      <text:h text:style-name="Heading_20_3" text:outline-level="3">Open Container Options</text:h>
      <text:p text:style-name="Standard">Research suggests that only a handful of these are openly specified, including:</text:p>
      <text:p text:style-name="Standard"/>
      <text:list xml:id="list2012259420" text:continue-numbering="true" text:style-name="L3">
        <text:list-item>
          <text:p text:style-name="P30">FLV</text:p>
        </text:list-item>
        <text:list-item>
          <text:p text:style-name="P30">GXF<text:note text:id="ftn101" text:note-class="footnote"><text:note-citation>101</text:note-citation><text:note-body><text:p text:style-name="Footnote"><text:a xlink:type="simple" xlink:href="http://www.ebu.ch/en/technical/trev/trev_291-edge.pdf">http://www.ebu.ch/en/technical/trev/trev_291-edge.pdf</text:a></text:p></text:note-body></text:note></text:p>
        </text:list-item>
        <text:list-item>
          <text:p text:style-name="P30">MKV<text:note text:id="ftn102" text:note-class="footnote"><text:note-citation>102</text:note-citation><text:note-body><text:p text:style-name="Footnote"><text:a xlink:type="simple" xlink:href="http://matroska.org/technical/specs/index.html">http://matroska.org/technical/specs/index.html</text:a></text:p></text:note-body></text:note></text:p>
        </text:list-item>
        <text:list-item>
          <text:p text:style-name="P30">MJ2</text:p>
        </text:list-item>
        <text:list-item>
          <text:p text:style-name="P30">MP4</text:p>
        </text:list-item>
        <text:list-item>
          <text:p text:style-name="P30">MXF<text:note text:id="ftn103" text:note-class="footnote"><text:note-citation>103</text:note-citation><text:note-body><text:p text:style-name="Footnote"><text:a xlink:type="simple" xlink:href="http://www.smpte.org/smpte_store/standards/">http://www.smpte.org/smpte_store/standards/</text:a></text:p></text:note-body></text:note></text:p>
        </text:list-item>
        <text:list-item>
          <text:p text:style-name="P30">NUT</text:p>
        </text:list-item>
        <text:list-item>
          <text:p text:style-name="P30">Ogg<text:note text:id="ftn104" text:note-class="footnote"><text:note-citation>104</text:note-citation><text:note-body><text:p text:style-name="Footnote"><text:a xlink:type="simple" xlink:href="http://xiph.org/ogg/doc/">http://xiph.org/ogg/doc/</text:a></text:p></text:note-body></text:note></text:p>
        </text:list-item>
      </text:list>
      <text:p text:style-name="Text_20_body"/>
      <text:p text:style-name="Text_20_body">Of these, only Ogg and Matroska support FLAC audio files, and only Ogg supports Dirac.</text:p>
      <text:h text:style-name="Heading_20_2" text:outline-level="2">Assessing Format Requirements Suitability</text:h>
      <text:p text:style-name="Text_20_body">The following table summarises the suitability of the selected video formats against digital preservation requirements.</text:p>
      <table:table table:name="Video-format" table:style-name="Video-format">
        <table:table-column table:style-name="Video-format.A"/>
        <table:table-column table:style-name="Video-format.B"/>
        <table:table-column table:style-name="Video-format.C"/>
        <table:table-column table:style-name="Video-format.D"/>
        <table:table-column table:style-name="Video-format.E"/>
        <table:table-column table:style-name="Video-format.F"/>
        <table:table-column table:style-name="Video-format.G"/>
        <text:soft-page-break/>
        <table:table-row>
          <table:table-cell table:style-name="Video-format.A1" office:value-type="string">
            <text:p text:style-name="P12"/>
          </table:table-cell>
          <table:table-cell table:style-name="Video-format.A1" office:value-type="string">
            <text:p text:style-name="P12">Dirac</text:p>
          </table:table-cell>
          <table:table-cell table:style-name="Video-format.A1" office:value-type="string">
            <text:p text:style-name="P12">FFV1</text:p>
          </table:table-cell>
          <table:table-cell table:style-name="Video-format.A1" office:value-type="string">
            <text:p text:style-name="P12">H.264</text:p>
          </table:table-cell>
          <table:table-cell table:style-name="Video-format.A1" office:value-type="string">
            <text:p text:style-name="P12">Huffyyuv</text:p>
          </table:table-cell>
          <table:table-cell table:style-name="Video-format.A1" office:value-type="string">
            <text:p text:style-name="P12">Lagarith</text:p>
          </table:table-cell>
          <table:table-cell table:style-name="Video-format.G1" office:value-type="string">
            <text:p text:style-name="P12">MJPEG 2000</text:p>
          </table:table-cell>
        </table:table-row>
        <table:table-row>
          <table:table-cell table:style-name="Video-format.A2" office:value-type="string">
            <text:p text:style-name="P12">Community developed</text:p>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G2" office:value-type="string">
            <text:p text:style-name="P13"/>
          </table:table-cell>
        </table:table-row>
        <table:table-row>
          <table:table-cell table:style-name="Video-format.A2" office:value-type="string">
            <text:p text:style-name="P12">Multiple implementations</text:p>
          </table:table-cell>
          <table:table-cell table:style-name="Video-format.A2" office:value-type="string">
            <text:p text:style-name="P14"/>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5"/>
          </table:table-cell>
          <table:table-cell table:style-name="Video-format.G2" office:value-type="string">
            <text:p text:style-name="P14"/>
          </table:table-cell>
        </table:table-row>
        <table:table-row>
          <table:table-cell table:style-name="Video-format.A2" office:value-type="string">
            <text:p text:style-name="P12">Openly Specified</text:p>
          </table:table-cell>
          <table:table-cell table:style-name="Video-format.A2" office:value-type="string">
            <text:p text:style-name="P14"/>
          </table:table-cell>
          <table:table-cell table:style-name="Video-format.A2" office:value-type="string">
            <text:p text:style-name="P13"/>
          </table:table-cell>
          <table:table-cell table:style-name="Video-format.A2" office:value-type="string">
            <text:p text:style-name="P14"/>
          </table:table-cell>
          <table:table-cell table:style-name="Video-format.A2" office:value-type="string">
            <text:p text:style-name="P13"/>
          </table:table-cell>
          <table:table-cell table:style-name="Video-format.A2" office:value-type="string">
            <text:p text:style-name="P13"/>
          </table:table-cell>
          <table:table-cell table:style-name="Video-format.G2" office:value-type="string">
            <text:p text:style-name="P14"/>
          </table:table-cell>
        </table:table-row>
        <table:table-row>
          <table:table-cell table:style-name="Video-format.A2" office:value-type="string">
            <text:p text:style-name="P12">Patent &amp; royalty free</text:p>
          </table:table-cell>
          <table:table-cell table:style-name="Video-format.A2" office:value-type="string">
            <text:p text:style-name="P14"/>
          </table:table-cell>
          <table:table-cell table:style-name="Video-format.A2" office:value-type="string">
            <text:p text:style-name="P14"/>
          </table:table-cell>
          <table:table-cell table:style-name="Video-format.A2" office:value-type="string">
            <text:p text:style-name="P15"/>
          </table:table-cell>
          <table:table-cell table:style-name="Video-format.A2" office:value-type="string">
            <text:p text:style-name="P14"/>
          </table:table-cell>
          <table:table-cell table:style-name="Video-format.A2" office:value-type="string">
            <text:p text:style-name="P14"/>
          </table:table-cell>
          <table:table-cell table:style-name="Video-format.G2" office:value-type="string">
            <text:p text:style-name="P13"/>
          </table:table-cell>
        </table:table-row>
        <table:table-row>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1"/>
          </table:table-cell>
        </table:table-row>
        <table:table-row>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1"/>
          </table:table-cell>
        </table:table-row>
        <table:table-row>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1"/>
          </table:table-cell>
        </table:table-row>
      </table:table>
      <text:h text:style-name="Heading_20_1" text:outline-level="1">Alternat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497358339" text:style-name="L5">
        <text:list-item>
          <text:p text:style-name="P27">Looking after just one image format</text:p>
        </text:list-item>
        <text:list-item>
          <text:p text:style-name="P27">No need to continually transcode video to newer versions or alternate formats</text:p>
        </text:list-item>
        <text:list-item>
          <text:p text:style-name="P27">Already lossless</text:p>
        </text:list-item>
        <text:list-item>
          <text:p text:style-name="P27">Each frame stored in its entirety</text:p>
        </text:list-item>
        <text:list-item>
          <text:p text:style-name="P27">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05" text:note-class="footnote"><text:note-citation>105</text:note-citation><text:note-body><text:p text:style-name="Footnote"><text:a xlink:type="simple" xlink:href="http://orange.blender.org/download">http://orange.blender.org/download</text:a></text:p></text:note-body></text:note> and Big Buck Bunny<text:note text:id="ftn106" text:note-class="footnote"><text:note-citation>106</text:note-citation><text:note-body><text:p text:style-name="Footnote"><text:a xlink:type="simple" xlink:href="http://www.bigbuckbunny.org/index.php/download/">http://www.bigbuckbunny.org/index.php/download/</text:a></text:p></text:note-body></text:note>.</text:p>
      <text:p text:style-name="P1"/>
      <text:h text:style-name="Heading_20_1" text:outline-level="1">Test cases</text:h>
      <text:p text:style-name="P2">Size of files, etc</text:p>
      <text:h text:style-name="Heading_20_1" text:outline-level="1">Summary</text:h>
      <text:p text:style-name="P2">Dirac<text:note text:id="ftn107" text:note-class="footnote"><text:note-citation>107</text:note-citation><text:note-body><text:p text:style-name="Footnote"><text:a xlink:type="simple" xlink:href="http://www.diracvideo.org/"><text:span text:style-name="T3">http://www.diracvideo.org/</text:span></text:a></text:p></text:note-body></text:note> is a patent free, openly specified video format<text:note text:id="ftn108" text:note-class="footnote"><text:note-citation>108</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09" text:note-class="footnote"><text:note-citation>109</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Dirac Pro is an open product specifically designed for production and preservation use.</text:p>
      <text:p text:style-name="P2"/>
      <text:p text:style-name="P2">FFV1, Huffyuv and Lagarith are all interesting codecs, however they do not meet all our requirements for digital preservation formats.</text:p>
      <text:p text:style-name="P2"/>
      <text:p text:style-name="P2">H.264 is heavily patented and currently unsuitable as a long term format. While the free software <text:soft-page-break/>x264 library supports encoding, it does not support decoding of the H.264 file format. The FFmpeg project does support both, however warns of possible patent violation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there are few software codecs.</text:p>
      <text:h text:style-name="Heading_20_1" text:outline-level="1">Recommendation</text:h>
      <text:h text:style-name="Heading_20_2" text:outline-level="2">Video</text:h>
      <text:p text:style-name="P2">The Dirac format fulfils the most criteria for a digital preservation format. While not as popular as Motion JPEG 2000, it is guaranteed to be royalty free and non-patent encumbered. There are multiple implementations and support for the format is growing.</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patent free, openly specified, community developed and widely supported container format. It supports both FLAC audio and Dirac video streams and as such is the most suitable format for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25T16:09:33</dc:date>
    <meta:editing-duration>PT30H10M50S</meta:editing-duration>
    <meta:editing-cycles>736</meta:editing-cycles>
    <meta:document-statistic meta:table-count="1" meta:image-count="0" meta:object-count="0" meta:page-count="22" meta:paragraph-count="564" meta:word-count="5804" meta:character-count="39819"/>
  </office:meta>
</office:document-meta>
</file>